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2e3f8" officeooo:paragraph-rsid="0002e3f8"/>
    </style:style>
    <style:style style:name="P2" style:family="paragraph" style:parent-style-name="Heading_20_3">
      <style:text-properties style:font-name="Liberation Serif" fo:font-size="14pt" fo:font-weight="bold" officeooo:rsid="0006d7cd" officeooo:paragraph-rsid="0006d7cd" style:font-name-asian="Noto Serif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Heading_20_3">
      <style:text-properties style:font-name="Liberation Serif" fo:font-size="14pt" fo:font-weight="bold" officeooo:rsid="00096d7c" officeooo:paragraph-rsid="00096d7c" style:font-name-asian="Noto Serif CJK SC" style:font-size-asian="14pt" style:font-weight-asian="bold" style:font-name-complex="Lohit Devanagari" style:font-size-complex="14pt" style:font-weight-complex="bold"/>
    </style:style>
    <style:style style:name="P4" style:family="paragraph" style:parent-style-name="Heading_20_3">
      <style:text-properties style:font-name="Liberation Serif" fo:font-size="14pt" fo:font-weight="bold" officeooo:rsid="000bc2a7" officeooo:paragraph-rsid="000bc2a7" style:font-name-asian="Noto Serif CJK SC" style:font-size-asian="14pt" style:font-weight-asian="bold" style:font-name-complex="Lohit Devanagari" style:font-size-complex="14pt" style:font-weight-complex="bold"/>
    </style:style>
    <style:style style:name="P5" style:family="paragraph" style:parent-style-name="Heading_20_3">
      <style:text-properties style:font-name="Liberation Serif" fo:font-size="14pt" fo:font-weight="bold" officeooo:rsid="000bc2a7" officeooo:paragraph-rsid="0012d6c3" style:font-name-asian="Noto Serif CJK SC" style:font-size-asian="14pt" style:font-weight-asian="bold" style:font-name-complex="Lohit Devanagari" style:font-size-complex="14pt" style:font-weight-complex="bold"/>
    </style:style>
    <style:style style:name="P6" style:family="paragraph" style:parent-style-name="Heading_20_3">
      <style:text-properties officeooo:rsid="0015481d" officeooo:paragraph-rsid="00162fb4"/>
    </style:style>
    <style:style style:name="P7" style:family="paragraph" style:parent-style-name="Heading_20_3">
      <style:text-properties officeooo:paragraph-rsid="001db25c"/>
    </style:style>
    <style:style style:name="P8" style:family="paragraph" style:parent-style-name="Standard">
      <style:text-properties officeooo:rsid="0002e3f8" officeooo:paragraph-rsid="0002e3f8"/>
    </style:style>
    <style:style style:name="P9" style:family="paragraph" style:parent-style-name="Standard">
      <style:text-properties officeooo:paragraph-rsid="00096d7c"/>
    </style:style>
    <style:style style:name="P10" style:family="paragraph" style:parent-style-name="Text_20_body">
      <style:text-properties style:font-name="Liberation Serif" fo:font-size="14pt" fo:font-weight="bold" officeooo:rsid="00096d7c" officeooo:paragraph-rsid="000bc2a7" style:font-name-asian="Noto Serif CJK SC" style:font-size-asian="14pt" style:font-weight-asian="bold" style:font-name-complex="Lohit Devanagari" style:font-size-complex="14pt" style:font-weight-complex="bold"/>
    </style:style>
    <style:style style:name="P11" style:family="paragraph" style:parent-style-name="Text_20_body">
      <style:text-properties officeooo:rsid="0002e3f8" officeooo:paragraph-rsid="0002e3f8"/>
    </style:style>
    <style:style style:name="P12" style:family="paragraph" style:parent-style-name="Text_20_body">
      <style:text-properties officeooo:paragraph-rsid="00190360"/>
    </style:style>
    <style:style style:name="P13" style:family="paragraph" style:parent-style-name="Text_20_body">
      <style:text-properties officeooo:rsid="00190360" officeooo:paragraph-rsid="00190360"/>
    </style:style>
    <style:style style:name="P14" style:family="paragraph" style:parent-style-name="Text_20_body">
      <style:text-properties officeooo:paragraph-rsid="001a1a8c"/>
    </style:style>
    <style:style style:name="P15" style:family="paragraph" style:parent-style-name="Text_20_body">
      <style:text-properties officeooo:paragraph-rsid="0021364d"/>
    </style:style>
    <style:style style:name="P16" style:family="paragraph" style:parent-style-name="Preformatted_20_Text">
      <style:text-properties officeooo:paragraph-rsid="00096d7c"/>
    </style:style>
    <style:style style:name="P17" style:family="paragraph" style:parent-style-name="Preformatted_20_Text">
      <style:text-properties officeooo:paragraph-rsid="00176b4a"/>
    </style:style>
    <style:style style:name="P18" style:family="paragraph" style:parent-style-name="Preformatted_20_Text">
      <style:text-properties officeooo:paragraph-rsid="00190360"/>
    </style:style>
    <style:style style:name="P19" style:family="paragraph" style:parent-style-name="Preformatted_20_Text">
      <style:text-properties officeooo:paragraph-rsid="001a1a8c"/>
    </style:style>
    <style:style style:name="P20" style:family="paragraph" style:parent-style-name="Preformatted_20_Text">
      <style:text-properties officeooo:paragraph-rsid="001db25c"/>
    </style:style>
    <style:style style:name="P21" style:family="paragraph" style:parent-style-name="Preformatted_20_Text">
      <style:text-properties officeooo:paragraph-rsid="001f3ac5"/>
    </style:style>
    <style:style style:name="P22" style:family="paragraph" style:parent-style-name="Preformatted_20_Text">
      <style:text-properties officeooo:paragraph-rsid="0023162d"/>
    </style:style>
    <style:style style:name="P23" style:family="paragraph" style:parent-style-name="Preformatted_20_Text">
      <style:text-properties officeooo:rsid="00190360" officeooo:paragraph-rsid="00190360"/>
    </style:style>
    <style:style style:name="P24" style:family="paragraph" style:parent-style-name="Preformatted_20_Text">
      <style:text-properties officeooo:rsid="00190360" officeooo:paragraph-rsid="0024b601"/>
    </style:style>
    <style:style style:name="P25" style:family="paragraph" style:parent-style-name="Preformatted_20_Text">
      <style:paragraph-properties fo:margin-top="0in" fo:margin-bottom="0.1965in" loext:contextual-spacing="false"/>
    </style:style>
    <style:style style:name="P26" style:family="paragraph" style:parent-style-name="Heading_20_4">
      <style:text-properties officeooo:paragraph-rsid="00190360"/>
    </style:style>
    <style:style style:name="P27" style:family="paragraph" style:parent-style-name="Preformatted_20_Text">
      <style:text-properties officeooo:rsid="002627eb" officeooo:paragraph-rsid="002627eb"/>
    </style:style>
    <style:style style:name="P28" style:family="paragraph" style:parent-style-name="Text_20_body" style:list-style-name="L1"/>
    <style:style style:name="P29" style:family="paragraph" style:parent-style-name="Text_20_body" style:list-style-name="L5"/>
    <style:style style:name="P30" style:family="paragraph" style:parent-style-name="Text_20_body" style:list-style-name="L1">
      <style:paragraph-properties fo:margin-top="0in" fo:margin-bottom="0in" loext:contextual-spacing="false"/>
    </style:style>
    <style:style style:name="P31" style:family="paragraph" style:parent-style-name="Text_20_body" style:list-style-name="L2">
      <style:paragraph-properties fo:margin-top="0in" fo:margin-bottom="0in" loext:contextual-spacing="false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officeooo:paragraph-rsid="001914ca"/>
    </style:style>
    <style:style style:name="P33" style:family="paragraph" style:parent-style-name="Text_20_body" style:list-style-name="L3">
      <style:paragraph-properties fo:margin-top="0in" fo:margin-bottom="0in" loext:contextual-spacing="false"/>
    </style:style>
    <style:style style:name="P34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officeooo:rsid="00032edb"/>
    </style:style>
    <style:style style:name="T2" style:family="text">
      <style:text-properties fo:font-weight="bold"/>
    </style:style>
    <style:style style:name="T3" style:family="text">
      <style:text-properties officeooo:rsid="00096d7c"/>
    </style:style>
    <style:style style:name="T4" style:family="text">
      <style:text-properties officeooo:rsid="0002e3f8"/>
    </style:style>
    <style:style style:name="T5" style:family="text">
      <style:text-properties officeooo:rsid="000d857c"/>
    </style:style>
    <style:style style:name="T6" style:family="text">
      <style:text-properties officeooo:rsid="0012d6c3"/>
    </style:style>
    <style:style style:name="T7" style:family="text">
      <style:text-properties officeooo:rsid="00176b4a"/>
    </style:style>
    <style:style style:name="T8" style:family="text">
      <style:text-properties officeooo:rsid="00190360"/>
    </style:style>
    <style:style style:name="T9" style:family="text">
      <style:text-properties fo:color="#ff0000"/>
    </style:style>
    <style:style style:name="T10" style:family="text">
      <style:text-properties officeooo:rsid="001914ca"/>
    </style:style>
    <style:style style:name="T11" style:family="text">
      <style:text-properties officeooo:rsid="001a1a8c"/>
    </style:style>
    <style:style style:name="T12" style:family="text">
      <style:text-properties officeooo:rsid="001db25c"/>
    </style:style>
    <style:style style:name="T13" style:family="text">
      <style:text-properties officeooo:rsid="0021364d"/>
    </style:style>
    <style:style style:name="T14" style:family="text">
      <style:text-properties officeooo:rsid="0023162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Command line/terminal (consider as web browser) → shell (JS engine) → output</text:h>
      <text:p text:style-name="P11">When you are at a command line, typing in commands and reading output you are working in a program called a terminal (or console on windows). The terminal is taking your commands and forwarding them to a program, called a shell, who's job is to actually execute the commands you type in to the terminal and possibly print some output. The output from the shell is then displayed in your terminal window.</text:p>
      <text:p text:style-name="P11">ZSH is a specific shell, as is bash, the same way linux is a specific operating system. There are different shells that provide different syntax, features and functionality. There's bash, cshell, fish, powershell, zsh and others.</text:p>
      <text:p text:style-name="P11">Installing ZSH, you are essentially downloading a new program and telling your terminal to use that program (say, instead of bash) to process the commands and run scripts.</text:p>
      <text:h text:style-name="P1" text:outline-level="3">Download and Install Latest Updates</text:h>
      <text:p text:style-name="P8">sudo apt-get update &amp;&amp; sudo apt-get upgrade -y</text:p>
      <text:p text:style-name="P8"/>
      <text:h text:style-name="P1" text:outline-level="3">Install Missing Drivers</text:h>
      <text:p text:style-name="P8">Settings &gt; About &gt; software &amp; Updates -&gt; Select <text:span text:style-name="Strong_20_Emphasis">Additional Drivers </text:span>tab -&gt; here </text:p>
      <text:h text:style-name="P1" text:outline-level="3">Enable Firewall</text:h>
      <text:p text:style-name="P8"><text:span text:style-name="T1">s</text:span>udo ufw enable</text:p>
      <text:p text:style-name="P8"/>
      <text:h text:style-name="P1" text:outline-level="3">Must Know Commands for System Cleanup</text:h>
      <text:p text:style-name="P8">sudo apt-get autoclean</text:p>
      <text:p text:style-name="P8">sudo apt-get autoremove</text:p>
      <text:p text:style-name="P8">sudo apt-get clean</text:p>
      <text:p text:style-name="P8"/>
      <text:h text:style-name="P1" text:outline-level="3">Install Your Favorite Web Browser</text:h>
      <text:p text:style-name="P8"/>
      <text:p text:style-name="P8"><text:span text:style-name="T2">pkg</text:span> is used to install, remove, and provide information about . deb packages. <text:span text:style-name="T2">dpkg</text:span> (Debian Package) itself is a low-level tool.</text:p>
      <text:p text:style-name="P8"/>
      <text:p text:style-name="P8">sudo dpkg -i google-chrome-stable_current_amd64.deb</text:p>
      <text:p text:style-name="P8"/>
      <text:h text:style-name="P2" text:outline-level="3">Preload</text:h>
      <text:p text:style-name="P8">sudo apt install preload</text:p>
      <text:p text:style-name="P8"/>
      <text:h text:style-name="P3" text:outline-level="3">Docker</text:h>
      <text:p text:style-name="P9"><text:span text:style-name="T4">sudo apt install </text:span><text:span text:style-name="T3">docker.io</text:span></text:p>
      <text:p text:style-name="P9">sudo systemctl status docker </text:p>
      <text:p text:style-name="P9">sudo systemctl enable --now docker</text:p>
      <text:p text:style-name="P9"/>
      <text:p text:style-name="P16"><text:span text:style-name="Source_20_Text">sudo systemctl disable docker.service</text:span></text:p>
      <text:p text:style-name="P25"><text:span text:style-name="Source_20_Text">sudo systemctl disable docker.socket</text:span></text:p>
      <text:p text:style-name="P16"><text:soft-page-break/><text:span text:style-name="Source_20_Text">systemctl list-unit-files | grep -i 'state\|docker'</text:span></text:p>
      <text:p text:style-name="P16"><text:span text:style-name="Source_20_Text"/></text:p>
      <text:p text:style-name="P16"><text:span text:style-name="Source_20_Text"/></text:p>
      <text:h text:style-name="P7" text:outline-level="3"><text:span text:style-name="Source_20_Text"><text:span text:style-name="T12">run Docker without sudu</text:span></text:span></text:h>
      <text:p text:style-name="P20"><text:span text:style-name="Source_20_Text">sudo groupadd docker</text:span></text:p>
      <text:p text:style-name="P20"><text:span text:style-name="Source_20_Text">sudo usermod -aG docker $USER</text:span></text:p>
      <text:p text:style-name="P20"><text:span text:style-name="Source_20_Text">newgrp docker</text:span></text:p>
      <text:p text:style-name="P20"><text:span text:style-name="Source_20_Text">reboot</text:span></text:p>
      <text:p text:style-name="P20"><text:span text:style-name="Source_20_Text"/></text:p>
      <text:h text:style-name="Heading_20_3" text:outline-level="3"><text:span text:style-name="Source_20_Text">docker-compose install</text:span></text:h>
      <text:p text:style-name="Text_20_body"><text:span text:style-name="Source_20_Text"/></text:p>
      <text:p text:style-name="P15"><text:span text:style-name="Source_20_Text"><text:span text:style-name="T13">[release](https://github.com/docker/compose/releases)</text:span></text:span></text:p>
      <text:p text:style-name="P21"><text:span text:style-name="Source_20_Text"/></text:p>
      <text:p text:style-name="P21"><text:span text:style-name="Source_20_Text">sudo curl -L "https://github.com/docker/compose/releases/download/1.27.4/docker-compose-$(uname -s)-$(uname -m)" -o /usr/local/bin/docker-compose</text:span></text:p>
      <text:p text:style-name="P21"><text:span text:style-name="Source_20_Text"/></text:p>
      <text:p text:style-name="P21"><text:span text:style-name="Source_20_Text">sudo chmod +x /usr/local/bin/docker-compose</text:span></text:p>
      <text:p text:style-name="P21"><text:span text:style-name="Source_20_Text"/></text:p>
      <text:p text:style-name="P21"><text:span text:style-name="Source_20_Text">docker-compose --version</text:span></text:p>
      <text:p text:style-name="P21"><text:span text:style-name="Source_20_Text"/></text:p>
      <text:p text:style-name="P21"><text:span text:style-name="Source_20_Text"/></text:p>
      <text:h text:style-name="P4" text:outline-level="3">Anaconda</text:h>
      <text:p text:style-name="P10"/>
      <text:p text:style-name="P9">If you'd prefer that conda's base environment not be activated on startup, </text:p>
      <text:p text:style-name="P9"><text:s text:c="3"/>set the auto_activate_base parameter to false: </text:p>
      <text:p text:style-name="P9"/>
      <text:p text:style-name="P16"><text:span text:style-name="Source_20_Text">conda config --show | grep auto_activate_base</text:span></text:p>
      <text:p text:style-name="P9">conda config --set auto_activate_base false</text:p>
      <text:p text:style-name="P16"><text:span text:style-name="Source_20_Text">conda config --set auto_activate_base True</text:span></text:p>
      <text:p text:style-name="P16"><text:span text:style-name="Source_20_Text"><text:span text:style-name="T5">s</text:span></text:span><text:span text:style-name="Source_20_Text">udo apt install python3-pip</text:span></text:p>
      <text:p text:style-name="P16"><text:span text:style-name="Source_20_Text">sudo ln -s /usr/bin/python3 /usr/bin/python</text:span></text:p>
      <text:p text:style-name="P16"><text:span text:style-name="Source_20_Text">export PATH=/home/emonhossain/anaconda3/bin:$PATH</text:span></text:p>
      <text:p text:style-name="P16"><text:span text:style-name="Source_20_Text">anaconda-navigator</text:span></text:p>
      <text:p text:style-name="P16"><text:span text:style-name="Source_20_Text"/></text:p>
      <text:h text:style-name="P5" text:outline-level="3"><text:span text:style-name="Source_20_Text"><text:span text:style-name="T6">Oh-my-zsh</text:span></text:span></text:h>
      <text:p text:style-name="P16"><text:a xlink:type="simple" xlink:href="https://www.youtube.com/watch?v=VDHIRStoS2M" text:style-name="Internet_20_link" text:visited-style-name="Visited_20_Internet_20_Link"><text:span text:style-name="Source_20_Text">https://www.youtube.com/watch?v=VDHIRStoS2M</text:span></text:a></text:p>
      <text:p text:style-name="P16"><text:span text:style-name="Source_20_Text"/></text:p>
      <text:h text:style-name="Heading_20_3" text:outline-level="3"><text:span text:style-name="Source_20_Text">KeyBoard ShortCut</text:span></text:h>
      <text:p text:style-name="P17"><text:span text:style-name="Source_20_Text"><text:span text:style-name="T7">Open terminal `Ctrl+Alt+T`</text:span></text:span></text:p>
      <text:p text:style-name="P17"><text:span text:style-name="Source_20_Text"><text:span text:style-name="T7">Desktop `super+D`</text:span></text:span></text:p>
      <text:p text:style-name="P17"><text:span text:style-name="Source_20_Text"><text:span text:style-name="T7">logout `Ctrl+Alt+Delete`</text:span></text:span></text:p>
      <text:p text:style-name="P17"><text:span text:style-name="Source_20_Text"><text:span text:style-name="T7">screenshot `Shift+Prt`</text:span></text:span></text:p>
      <text:p text:style-name="P17"><text:span text:style-name="Source_20_Text"><text:span text:style-name="T7">record `Shift+Ctrl+Alt+R`</text:span></text:span></text:p>
      <text:p text:style-name="P17"><text:span text:style-name="Source_20_Text"/></text:p>
      <text:h text:style-name="Heading_20_3" text:outline-level="3"><text:span text:style-name="Source_20_Text">Basic Commands </text:span></text:h>
      <text:p text:style-name="P18"><text:span text:style-name="Source_20_Text"><text:span text:style-name="T8">See all hidden files: <text:s text:c="7"/>ls -a </text:span></text:span></text:p>
      <text:p text:style-name="P18"><text:span text:style-name="Source_20_Text"><text:span text:style-name="T8">delete directory with files: rm -r</text:span></text:span></text:p>
      <text:p text:style-name="P18"><text:span text:style-name="Source_20_Text"><text:span text:style-name="T8">show the location of a file: locate</text:span></text:span></text:p>
      <text:p text:style-name="P19"><text:span text:style-name="Source_20_Text"><text:span text:style-name="T11">change mode/permission of a file: chmod</text:span></text:span></text:p>
      <text:p text:style-name="P22"><text:span text:style-name="Source_20_Text"><text:span text:style-name="T14">watch groups: `groups`</text:span></text:span></text:p>
      <text:p text:style-name="P14"><text:soft-page-break/><text:span text:style-name="Source_20_Text">Permission numbers are:</text:span></text:p>
      <text:list xml:id="list4281567852" text:style-name="L1">
        <text:list-item>
          <text:p text:style-name="P30"><text:span text:style-name="T2">0 = ---</text:span> </text:p>
        </text:list-item>
        <text:list-item>
          <text:p text:style-name="P30"><text:span text:style-name="T2">1 = --x</text:span> </text:p>
        </text:list-item>
        <text:list-item>
          <text:p text:style-name="P30"><text:span text:style-name="T2">2 = -w-</text:span> </text:p>
        </text:list-item>
        <text:list-item>
          <text:p text:style-name="P30"><text:span text:style-name="T2">3 = -wx</text:span> </text:p>
        </text:list-item>
        <text:list-item>
          <text:p text:style-name="P30"><text:span text:style-name="T2">4 = r-</text:span> </text:p>
        </text:list-item>
        <text:list-item>
          <text:p text:style-name="P30"><text:span text:style-name="T2">5 = r-x</text:span> </text:p>
        </text:list-item>
        <text:list-item>
          <text:p text:style-name="P30"><text:span text:style-name="T2">6 = rw-</text:span> </text:p>
        </text:list-item>
        <text:list-item>
          <text:p text:style-name="P28"><text:span text:style-name="T2">7 = rwx</text:span> </text:p>
        </text:list-item>
      </text:list>
      <text:p text:style-name="P19"><text:span text:style-name="Source_20_Text"/></text:p>
      <text:p text:style-name="P18"><text:span text:style-name="Source_20_Text"/></text:p>
      <text:h text:style-name="P26" text:outline-level="4"><text:span text:style-name="Source_20_Text">Untar tar Archive File</text:span></text:h>
      <text:p text:style-name="P12">tar -xvf <text:span text:style-name="T8">&lt;FILE_NAME&gt;</text:span></text:p>
      <text:list xml:id="list1647173868" text:style-name="L2">
        <text:list-item>
          <text:p text:style-name="P32"><text:span text:style-name="Strong_20_Emphasis"><text:span text:style-name="T10">c</text:span></text:span><text:span text:style-name="Strong_20_Emphasis">– create a archive file.</text:span></text:p>
        </text:list-item>
        <text:list-item>
          <text:p text:style-name="P31"><text:span text:style-name="Strong_20_Emphasis">x</text:span> – extract a archive file. </text:p>
        </text:list-item>
      </text:list>
      <text:list xml:id="list285076016" text:style-name="L3">
        <text:list-item>
          <text:p text:style-name="P33"><text:span text:style-name="Strong_20_Emphasis">v</text:span> – show the progress of archive file. </text:p>
        </text:list-item>
      </text:list>
      <text:list xml:id="list4265450908" text:style-name="L4">
        <text:list-item>
          <text:p text:style-name="P34"><text:span text:style-name="Strong_20_Emphasis">f</text:span> – filename of archive file. </text:p>
        </text:list-item>
      </text:list>
      <text:list xml:id="list3418750991" text:style-name="L5">
        <text:list-item>
          <text:p text:style-name="P29"><text:span text:style-name="Strong_20_Emphasis">t</text:span> – viewing content of archive file.</text:p>
        </text:list-item>
      </text:list>
      <text:p text:style-name="P13">If would like to untar in different directory just use option <text:span text:style-name="Strong_20_Emphasis"><text:span text:style-name="T9">-C</text:span></text:span> and the path of the directory</text:p>
      <text:p text:style-name="P13"/>
      <text:h text:style-name="Heading_20_3" text:outline-level="3"><text:span text:style-name="Source_20_Text">Mathpix</text:span></text:h>
      <text:p text:style-name="P24"><text:span text:style-name="Source_20_Text"/></text:p>
      <text:p text:style-name="P23"><text:bookmark text:name="snap-install"/><text:span text:style-name="Source_20_Text">sudo snap install mathpix-snipping-tool</text:span></text:p>
      <text:p text:style-name="P13"/>
      <text:p text:style-name="P13"><text:a xlink:type="simple" xlink:href="https://livingthelinuxlifestyle.wordpress.com/2019/06/09/solve-problems-with-no-sound-in-linux-mint/" text:style-name="Internet_20_link" text:visited-style-name="Visited_20_Internet_20_Link">https://livingthelinuxlifestyle.wordpress.com/2019/06/09/solve-problems-with-no-sound-in-linux-mint/</text:a></text:p>
      <text:p text:style-name="P13"/>
      <text:p text:style-name="P18"><text:span text:style-name="Source_20_Text"/></text:p>
      <text:h text:style-name="Heading_20_2" text:outline-level="2">See the size of files</text:h>
      <text:p text:style-name="P27"/>
      <text:p text:style-name="P27"><text:span text:style-name="Source_20_Text">du -d 1 -h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02:10:33.129982524</meta:creation-date>
    <dc:date>2021-05-14T06:08:08.018271516</dc:date>
    <meta:editing-duration>PT1H54M25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3" meta:paragraph-count="82" meta:word-count="499" meta:character-count="3365" meta:non-whitespace-character-count="2936"/>
  </office:meta>
</office:document-meta>
</file>